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T1" style:family="text">
      <style:text-properties officeooo:rsid="0005c46a"/>
    </style:style>
    <style:style style:name="T2" style:family="text">
      <style:text-properties officeooo:rsid="0005ca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ическое задание</text:p>
      <text:p text:style-name="P1"/>
      <text:p text:style-name="P1"><text:span text:style-name="T1">1</text:span>. Общие сведения:</text:p>
      <text:p text:style-name="P1">1.<text:span text:style-name="T1">1</text:span> Название проекта: Система заметок GTD.</text:p>
      <text:p text:style-name="P1"><text:span text:style-name="T1">1.</text:span>2. Наименование организации-заказчика, разработчика системы Заказчик: КФ МГТУ им. Н.Э. Баумана Разработчик: Студент КФ МГТУ им. Н.Э. Баумана группы ИУК5-52Б Ли Р. В.</text:p>
      <text:p text:style-name="P1"><text:span text:style-name="T1">1.</text:span>3. Плановые сроки начала и окончания работы по созданию системы: Плановый срок начала работ - 5 сентября 2024 года Плановый срок окончания работ - 1 декабря 2024 года</text:p>
      <text:p text:style-name="P1"/>
      <text:p text:style-name="P1">2. Назначение и цели создание веб-приложения:</text:p>
      <text:p text:style-name="P1"><text:span text:style-name="T1">2.</text:span>1. Веб-приложение разработано для предоставления сервиса учета выполнения и структуризации проектных задач пользователей.</text:p>
      <text:p text:style-name="P1">2.<text:span text:style-name="T2">2.</text:span> Цель создания системы:</text:p>
      <text:p text:style-name="P1">Создание системы бизнес сервисаю</text:p>
      <text:p text:style-name="P1"><text:span text:style-name="T1">2.</text:span>3. Объектом автоматизации является структуризация и сортировка списка задач согласно принципам методологии "Getting Things Done". Т.е. распределение задач по их приоритету и степени выполнения в отдельные списки для удобного отслеживания прогресса.</text:p>
      <text:p text:style-name="P1"/>
      <text:p text:style-name="P1">3. Требования к системе</text:p>
      <text:p text:style-name="P1"><text:span text:style-name="T1">3.</text:span>1. Интерфейс должен предоставлять наглядную группировку задач пользователя.</text:p>
      <text:p text:style-name="P1"><text:span text:style-name="T1">3.</text:span>2. Система должна выполнять следующие функции:</text:p>
      <text:p text:style-name="P1"><text:s text:c="3"/>- регистрация и авторизация на сайте;</text:p>
      <text:p text:style-name="P1"><text:s text:c="3"/>- создание задач, проектов, статус-досок и таблиц;</text:p>
      <text:p text:style-name="P1"><text:s text:c="3"/>- редактирование задач, проектов, статус-досок и таблиц;</text:p>
      <text:p text:style-name="P1"><text:s text:c="3"/>- преобразование задач в проекты;</text:p>
      <text:p text:style-name="P1"><text:soft-page-break/><text:s text:c="3"/>- изменение статуса задач и проектов;</text:p>
      <text:p text:style-name="P1"><text:s text:c="3"/>- настройки изменения языка и внешнего вида сайта;</text:p>
      <text:p text:style-name="P1"><text:s text:c="3"/>- уведомления о сроках выполнения задач;</text:p>
      <text:p text:style-name="P1"><text:s text:c="3"/>- редактирование профиля пользователя.</text:p>
      <text:p text:style-name="P1"><text:span text:style-name="T1">3.</text:span>3. Виды обеспечения</text:p>
      <text:p text:style-name="P1"><text:s text:c="3"/>- Средством описания предметной области является русский язык. Средством взаимодействия пользователя с веб-приложением являются русский и английский языки.</text:p>
      <text:p text:style-name="P1"><text:s text:c="3"/>- Хранение данных реализовано на основе PostgreSQL.</text:p>
      <text:p text:style-name="P1"><text:s text:c="3"/>- Клиентская часть реализована с помощью JavaScript, TypeScript, html и css.</text:p>
      <text:p text:style-name="P1"><text:s text:c="3"/>- Серверная часть реализована с помощью Java.</text:p>
      <text:p text:style-name="P1"/>
      <text:p text:style-name="P1">4. Состав и содержание работ по созданию системы</text:p>
      <text:p text:style-name="P1"><text:span text:style-name="T1">4.</text:span>1. Утверждение темы, задания на разработку, технического задания. Оформление ТЗ. Описание предметной области и требований к системе. Концептуальная схема. Прототип или скетчи интерфейса.</text:p>
      <text:p text:style-name="P1"><text:span text:style-name="T1">4.</text:span>2. Оформление введения и исследовательской части. Обоснование выбора БД, логическая схема БД, физическая схема данных. Демонстрация работы макета системы с БД.</text:p>
      <text:p text:style-name="P1"><text:span text:style-name="T1">4.</text:span>3. Оформление проектно-конструкторской части. Демонстрация работающего веб-сайта. Презентация. Тестирование и отладка веб-сайта. Разработка эксплуатационной документации.</text:p>
      <text:p text:style-name="P1"><text:span text:style-name="T1">4.</text:span>4. Завершающее оформление документации согласно требованиям ГОСТ. Все ошибки и проблемы устранены. Подготовка доклада. Защита курсовой работы.</text:p>
      <text:p text:style-name="P1"/>
      <text:p text:style-name="P1">5. Порядок контроля и приёмки веб-сайта</text:p>
      <text:p text:style-name="P1">Веб-сайт разрабатывается с применением тестирования работоспособности функционала. При добавлении новых функций предыдущие тесты должны <text:soft-page-break/>сохранять работоспособность. Приемка работы осуществляется комиссией КФ МГТУ им. Н.Э. Баумана кафедры ИУК5</text:p>
      <text:p text:style-name="P1"/>
      <text:p text:style-name="P1">6. Требования к документированию</text:p>
      <text:p text:style-name="P1">Требуется продоставить:</text:p>
      <text:p text:style-name="P1">а) Техническое задание в соответсвии с ГОСТ 34.602-89</text:p>
      <text:p text:style-name="P1">b) Расчетно-пояснительную записку, включающую в исследовательскую часть, проектно-конструкторскую часть и проектно-технологическую часть, включающую в себя руководство пользователя и руководство программиста (администратора). Расчетно-пояснительная записка выполняется с учетом требований, предусмотренных ГОСТ 7.32-2001 и 2.105-9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1:13:05.259889613</meta:creation-date>
    <dc:date>2024-09-14T09:40:22.844324440</dc:date>
    <meta:editing-duration>PT3M19S</meta:editing-duration>
    <meta:editing-cycles>2</meta:editing-cycles>
    <meta:generator>LibreOffice/24.8.0.3$Linux_X86_64 LibreOffice_project/480$Build-3</meta:generator>
    <meta:document-statistic meta:table-count="0" meta:image-count="0" meta:object-count="0" meta:page-count="3" meta:paragraph-count="37" meta:word-count="396" meta:character-count="3197" meta:non-whitespace-character-count="2802"/>
  </office:meta>
</office:document-meta>
</file>